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88cm solid #000000"/>
      <style:paragraph-properties fo:text-align="justify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justify"/>
    </style:style>
    <style:style style:name="ce7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88cm solid #000000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justify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88cm solid #000000" fo:border-top="none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ce8"/>
        <table:table-column table:style-name="co1" table:number-columns-repeated="9" table:default-cell-style-name="ce8"/>
        <table:table-row table:style-name="ro1" table:number-rows-repeated="2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table:number-columns-spanned="10" table:number-rows-spanned="1">
            <text:p>Titel</text:p>
          </table:table-cell>
          <table:covered-table-cell table:number-columns-repeated="9" table:style-name="Default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" office:value-type="string" table:number-columns-spanned="2" table:number-rows-spanned="7">
            <text:p>Logo</text:p>
          </table:table-cell>
          <table:covered-table-cell table:style-name="ce9"/>
          <table:table-cell table:style-name="ce12" office:value-type="string" table:number-columns-spanned="8" table:number-rows-spanned="1">
            <text:p>Header</text:p>
          </table:table-cell>
          <table:covered-table-cell table:number-columns-repeated="6" table:style-name="ce9"/>
          <table:covered-table-cell table:style-name="ce14"/>
        </table:table-row>
        <table:table-row table:style-name="ro1">
          <table:table-cell/>
          <table:covered-table-cell table:style-name="ce3"/>
          <table:covered-table-cell table:style-name="Default"/>
          <table:table-cell table:style-name="Default" table:number-columns-repeated="7"/>
          <table:table-cell table:style-name="ce13"/>
        </table:table-row>
        <table:table-row table:style-name="ro1">
          <table:table-cell/>
          <table:covered-table-cell table:style-name="ce3"/>
          <table:covered-table-cell table:style-name="Default"/>
          <table:table-cell table:style-name="Default" office:value-type="string" table:number-columns-spanned="2" table:number-rows-spanned="3">
            <text:p>Startseite</text:p>
          </table:table-cell>
          <table:covered-table-cell table:style-name="Default"/>
          <table:table-cell table:style-name="Default" office:value-type="string" table:number-columns-spanned="2" table:number-rows-spanned="3">
            <text:p>Kontakt</text:p>
          </table:table-cell>
          <table:covered-table-cell table:style-name="Default"/>
          <table:table-cell table:style-name="Default" office:value-type="string" table:number-columns-spanned="2" table:number-rows-spanned="3">
            <text:p>FAQs</text:p>
          </table:table-cell>
          <table:covered-table-cell table:style-name="Default"/>
          <table:table-cell table:style-name="ce13" office:value-type="string" table:number-columns-spanned="2" table:number-rows-spanned="3">
            <text:p>CO2 Ländervergleich</text:p>
          </table:table-cell>
          <table:covered-table-cell table:style-name="ce13"/>
        </table:table-row>
        <table:table-row table:style-name="ro1">
          <table:table-cell/>
          <table:covered-table-cell table:style-name="ce3"/>
          <table:covered-table-cell table:number-columns-repeated="8" table:style-name="Default"/>
          <table:covered-table-cell table:style-name="ce13"/>
        </table:table-row>
        <table:table-row table:style-name="ro1">
          <table:table-cell/>
          <table:covered-table-cell table:style-name="ce3"/>
          <table:covered-table-cell table:number-columns-repeated="8" table:style-name="Default"/>
          <table:covered-table-cell table:style-name="ce13"/>
        </table:table-row>
        <table:table-row table:style-name="ro1">
          <table:table-cell/>
          <table:covered-table-cell table:style-name="ce3"/>
          <table:covered-table-cell table:style-name="Default"/>
          <table:table-cell table:style-name="Default" table:number-columns-repeated="7"/>
          <table:table-cell table:style-name="ce13"/>
        </table:table-row>
        <table:table-row table:style-name="ro1">
          <table:table-cell/>
          <table:covered-table-cell table:style-name="ce4"/>
          <table:covered-table-cell table:style-name="ce10"/>
          <table:table-cell table:style-name="ce10" table:number-columns-repeated="7"/>
          <table:table-cell table:style-name="ce15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5" office:value-type="string" table:number-columns-spanned="2" table:number-rows-spanned="2">
            <text:p>BTN: Projekte</text:p>
          </table:table-cell>
          <table:covered-table-cell table:style-name="ce11"/>
          <table:table-cell table:style-name="Default"/>
          <table:table-cell table:style-name="ce7" office:value-type="string" table:number-columns-spanned="7" table:number-rows-spanned="10">
            <text:p>Begrüßung</text:p>
          </table:table-cell>
          <table:covered-table-cell table:number-columns-repeated="6" table:style-name="Default"/>
        </table:table-row>
        <table:table-row table:style-name="ro1">
          <table:table-cell/>
          <table:covered-table-cell table:style-name="ce6"/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table-cell table:style-name="ce5" office:value-type="string" table:number-columns-spanned="2" table:number-rows-spanned="2">
            <text:p>BTN: Infos zum Klimawandel</text:p>
          </table:table-cell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covered-table-cell table:style-name="ce6"/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table-cell table:style-name="ce5" office:value-type="string" table:number-columns-spanned="2" table:number-rows-spanned="2">
            <text:p>BTN: Tipps zum Energiesparen</text:p>
          </table:table-cell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covered-table-cell table:style-name="ce6"/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table-cell table:style-name="ce5" office:value-type="string" table:number-columns-spanned="2" table:number-rows-spanned="2">
            <text:p>BTN: Unterstützung und Spenden</text:p>
          </table:table-cell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covered-table-cell table:style-name="ce6"/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table-cell table:style-name="ce5" office:value-type="string" table:number-columns-spanned="2" table:number-rows-spanned="2">
            <text:p>BTN: Aktuelles</text:p>
          </table:table-cell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>
          <table:table-cell/>
          <table:covered-table-cell table:style-name="ce6"/>
          <table:covered-table-cell table:style-name="ce11"/>
          <table:table-cell table:style-name="Default"/>
          <table:covered-table-cell table:number-columns-repeated="7" table:style-name="Default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7" office:value-type="string" table:number-columns-spanned="2" table:number-rows-spanned="9">
            <text:p>Bild</text:p>
          </table:table-cell>
          <table:covered-table-cell/>
          <table:table-cell table:style-name="ce7" office:value-type="string" table:number-columns-spanned="8" table:number-rows-spanned="9">
            <text:p>Text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table:number-columns-spanned="2" table:number-rows-spanned="9">
            <text:p>Bild</text:p>
          </table:table-cell>
          <table:covered-table-cell/>
          <table:table-cell table:style-name="ce7" office:value-type="string" table:number-columns-spanned="8" table:number-rows-spanned="9">
            <text:p>Text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table:number-columns-spanned="2" table:number-rows-spanned="9">
            <text:p>Bild</text:p>
          </table:table-cell>
          <table:covered-table-cell/>
          <table:table-cell table:style-name="ce7" office:value-type="string" table:number-columns-spanned="8" table:number-rows-spanned="9">
            <text:p>Text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04">04.02.2026</text:date>, <text:time>19:3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04T18:12:18.887150200</meta:creation-date>
    <dc:date>2026-02-04T19:30:02.61</dc:date>
    <meta:editing-duration>PT1H16M19S</meta:editing-duration>
    <meta:editing-cycles>3</meta:editing-cycles>
    <meta:generator>OpenOffice/4.1.11$Win32 OpenOffice.org_project/4111m1$Build-9808</meta:generator>
    <dc:creator>Sebastian </dc:creator>
    <meta:document-statistic meta:table-count="1" meta:cell-count="19" meta:object-count="0"/>
  </office:meta>
</office:document-meta>
</file>